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officeooo:rsid="000b4b40" officeooo:paragraph-rsid="000b4b40"/>
    </style:style>
    <style:style style:name="T1" style:family="text">
      <style:text-properties officeooo:rsid="000c21a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tchell Reyes</text:p>
      <text:p text:style-name="P1">CS 302</text:p>
      <text:p text:style-name="P1">9/2/15 </text:p>
      <text:p text:style-name="P1"/>
      <text:p text:style-name="P1">The thing that worked well for this assignment was the testing environment that was given. It was very helpful in debugging and being able to see what was wrong with the code. It really helped that there was a menu type system to get the commands inputted onto the system. The thing that didn't work well was the submission test environment, it put more stress on me when I didn't get the tests right so it took me really long to go through the code to specify it to the online submission system. I think I needed help on the seeStructure function. I was confused on how it was to be specified on an output until I saw what the output was on the online submission system. I learned that I need to be a lot more clean and <text:span text:style-name="T1">patient with my code and I want to be more observant of it as we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2T16:43:44.107892020</meta:creation-date>
    <dc:date>2015-09-02T17:01:04.180751637</dc:date>
    <meta:editing-duration>PT2M9S</meta:editing-duration>
    <meta:editing-cycles>1</meta:editing-cycles>
    <meta:document-statistic meta:table-count="0" meta:image-count="0" meta:object-count="0" meta:page-count="1" meta:paragraph-count="4" meta:word-count="159" meta:character-count="815" meta:non-whitespace-character-count="659"/>
    <meta:generator>LibreOffice/4.2.7.2$Linux_X86_64 LibreOffice_project/420m0$Build-2</meta:generator>
  </office:meta>
</office:document-meta>
</file>